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4" style:family="paragraph" style:parent-style-name="Standard">
      <style:text-properties fo:font-size="16.5pt" style:font-size-asian="16.5pt" style:font-size-complex="16.5pt"/>
    </style:style>
    <style:style style:name="P45" style:family="paragraph" style:parent-style-name="Standard">
      <style:text-properties fo:font-size="16.5pt" fo:font-weight="bold" style:font-size-asian="16.5pt" style:font-weight-asian="bold" style:font-size-complex="16.5pt" style:font-weight-complex="bold"/>
    </style:style>
    <style:style style:name="P46" style:family="paragraph" style:parent-style-name="Standard">
      <style:text-properties fo:font-size="16.5pt" fo:font-weight="normal" style:font-size-asian="16.5pt" style:font-weight-asian="normal" style:font-size-complex="16.5pt" style:font-weight-complex="normal"/>
    </style:style>
    <style:style style:name="P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Sat May 4, 2019 <text:span text:style-name="T1">5.5 miles</text:span></text:p>
      <text:p text:style-name="P43"><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2"/>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5">Run: <text:span text:style-name="T2">4 miles on hilly roads averaging 9:43/mile</text:span></text:p>
      <text:p text:style-name="P15">Warm down:<text:span text:style-name="T2"> <text:s/>rest 3 minutes and walked and ran 1 mile in about 12:00</text:span></text:p>
      <text:p text:style-name="P11"/>
      <text:p text:style-name="P15"><text:span text:style-name="T2">Sun May 19, 2019 </text:span>5 miles<text:span text:style-name="T2"> <text:s/></text:span></text:p>
      <text:p text:style-name="P11">I did the same workout as yesterday.</text:p>
      <text:p text:style-name="P15">Run: <text:span text:style-name="T2">4 miles on hilly roads averaging 8:59/mile</text:span></text:p>
      <text:p text:style-name="P15">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 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 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5">In the past week: <text:s/>31.5 miles</text:p>
      <text:p text:style-name="P15"/>
      <text:p text:style-name="P15"/>
      <text:p text:style-name="P15"/>
      <text:p text:style-name="P15"/>
      <text:p text:style-name="P11"><text:soft-page-break/>Sat June 8, 2019 <text:span text:style-name="T1">3.5 miles</text:span> <text:s/></text:p>
      <text:p text:style-name="P11">I ran on the high school track. <text:s/>I ran wide on the curves so each lap was ¼ mile.</text:p>
      <text:p text:style-name="P11"><text:span text:style-name="T1">warm 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 up:</text:span> 2 miles in 21 minutes, ¼ mile of drills, </text:p>
      <text:p text:style-name="P11">rested 2 minutes, ½ mile in 4:48, rested 4 minutes</text:p>
      <text:p text:style-name="P11"><text:span text:style-name="T1">Run:</text:span> 200m, 400m, 3 x 600m, 400m, 200m </text:p>
      <text:p text:style-name="P15">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5">warm up: <text:span text:style-name="T2">½ mile down to the Wise Center</text:span></text:p>
      <text:p text:style-name="P15">Run: <text:span text:style-name="T2"><text:s/>3.6 miles on a treadmill averaging 9:36/mile. <text:s/>The last 0.6 miles at 8:28/mi.</text:span></text:p>
      <text:p text:style-name="P15">Warm down:<text:span text:style-name="T2"> <text:s/>0.4 miles in about 4 minutes.</text:span></text:p>
      <text:p text:style-name="P11"/>
      <text:p text:style-name="P15"><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8"><text:soft-page-break/>Sat June 29, 2019 <text:span text:style-name="T1">10 miles</text:span></text:p>
      <text:p text:style-name="P18">I ran 5 miles on slightly hilly roads, rested about 8 minutes while drinking </text:p>
      <text:p text:style-name="P18">16 ounces of Gatorade and then ran the same 5 mile course again. </text:p>
      <text:p text:style-name="P18">The first time I averaged 10:51 min/mile and the second time 9:51 min/mile.</text:p>
      <text:p text:style-name="P18">1<text:span text:style-name="T4">st</text:span> time splits: <text:s/>11:56, 10:59, 10:43, 10:28, 10:10</text:p>
      <text:p text:style-name="P18">2<text:span text:style-name="T4">nd</text:span> time splits: 10:18, 10:08, <text:s text:c="2"/>9:52, <text:s text:c="2"/>9:43, <text:s text:c="2"/>9:14</text:p>
      <text:p text:style-name="P18"/>
      <text:p text:style-name="P18">Sun June 30, 2019 <text:span text:style-name="T1">no running</text:span> <text:s/></text:p>
      <text:p text:style-name="P18"/>
      <text:p text:style-name="P18">Mon July 1, 2019 <text:span text:style-name="T1">5.6 miles</text:span> </text:p>
      <text:p text:style-name="P18">I ran with our running group on the high school track. <text:s/>We had 11 runners.</text:p>
      <text:p text:style-name="P18"><text:span text:style-name="T1">warm up:</text:span> 2.75 miles at about 10:40/mile and rest a few minutes.</text:p>
      <text:p text:style-name="P18"><text:span text:style-name="T1">Run:</text:span> 1 x 200m in 58s and a 200m jog</text:p>
      <text:p text:style-name="P18">7 x 400m with a 300m jog in about 3:30 after each run. <text:s/></text:p>
      <text:p text:style-name="P18">Times for the 400's: 2:00, 1:58, 1:57, 1:56, 1:55, 1:49, 1:45</text:p>
      <text:p text:style-name="P18">The runs got easier as I ran.</text:p>
      <text:p text:style-name="P18"/>
      <text:p text:style-name="P18">Tues July 2, <text:s/>2019 <text:span text:style-name="T1">4 miles</text:span> </text:p>
      <text:list xml:id="list390851708589597423" text:style-name="L1">
        <text:list-item>
          <text:list>
            <text:list-header>
              <text:p text:style-name="P47">1.25 miles at various paces on roads, 1.5 miles on the track at about</text:p>
              <text:p text:style-name="P47">10 min/mile, and 1.25 miles at various paces on roads.</text:p>
            </text:list-header>
          </text:list>
        </text:list-item>
      </text:list>
      <text:p text:style-name="P18"/>
      <text:p text:style-name="P18">Wed July 3, 2019 <text:span text:style-name="T1">5 miles</text:span> <text:s/></text:p>
      <text:p text:style-name="P18"><text:span text:style-name="T1">Run:</text:span> 4 miles on the high school track in 39:13, Splits: 9:57, 9:51, 9:46, 9:41</text:p>
      <text:p text:style-name="P22">Warm down: <text:span text:style-name="T2">1 mile in about 11 minutes.</text:span></text:p>
      <text:p text:style-name="P18"/>
      <text:p text:style-name="P22"><text:span text:style-name="T2">Thur July 4, 2019 </text:span>7 miles</text:p>
      <text:p text:style-name="P18"><text:span text:style-name="T1">Run:</text:span> I ran 7 enjoyable miles on hilly roads with Olivia Hemlock. </text:p>
      <text:p text:style-name="P18">The first 5 miles averaged 10:30/mile. Then we rested about 2 minutes.</text:p>
      <text:p text:style-name="P18">Then 1.1 miles at about 8:15/mile pace on a slightly hilly road.</text:p>
      <text:p text:style-name="P18"><text:span text:style-name="T1">Warm down:</text:span> 0.9 mile jog</text:p>
      <text:p text:style-name="P18"/>
      <text:p text:style-name="P18">Fri July 5, 2019 <text:span text:style-name="T1">3.25 miles</text:span> <text:s/></text:p>
      <text:p text:style-name="P18">I ran on the high school track.</text:p>
      <text:p text:style-name="P18"><text:span text:style-name="T1">warm up:</text:span> <text:s/>1 mile is 9:48, rest about 2:00, ¼ mile of drills, rest about 2:00</text:p>
      <text:p text:style-name="P18"><text:span text:style-name="T1">Run: </text:span><text:s/>4 x 200m with a 200m jog after each. <text:s/>The jogs took about 2:00</text:p>
      <text:p text:style-name="P18">Times: 59s, 60s, 55s, 55s</text:p>
      <text:p text:style-name="P18">2 x 400m, with 400m jog after each. The jogs took about 3:30</text:p>
      <text:p text:style-name="P18">Times: 1:56, 1:47</text:p>
      <text:p text:style-name="P22">In the past week: 34.9 miles</text:p>
      <text:p text:style-name="P22"><text:soft-page-break/><text:span text:style-name="T2">Sat <text:s/>July 6, 2019 </text:span>5 miles<text:span text:style-name="T2"> <text:s/></text:span></text:p>
      <text:p text:style-name="P18">I did the same workout as on July 4, 2018 and May 19, 2019.</text:p>
      <text:p text:style-name="P22">Run: <text:span text:style-name="T2">4 miles on hilly roads averaging 8:59/mile</text:span></text:p>
      <text:p text:style-name="P22">Warm down:<text:span text:style-name="T2"> <text:s/>rest 2 minutes and ran 1 mile in 11:13/mile</text:span></text:p>
      <text:p text:style-name="P18">Sum of ascents: 267 feet, <text:s text:c="4"/>This is one of my fastest times on this course.</text:p>
      <text:p text:style-name="P18">Splits:</text:p>
      <text:p text:style-name="P18">July 4, 2018: <text:s text:c="3"/>9:18, 9:12, 8:41, 8:34 <text:s/>Average pace: 8:56</text:p>
      <text:p text:style-name="P18">May19, 2019: <text:s text:c="2"/>9:42, 9:12, 8:44, 8:16 Average pace: 8:59</text:p>
      <text:p text:style-name="P18">Today: <text:s text:c="13"/>9:58, 8:55, 8:55, 8:09 Average pace: 8:59 </text:p>
      <text:p text:style-name="P18"/>
      <text:p text:style-name="P18">Sun July 7, 2019 <text:span text:style-name="T1">no running</text:span> </text:p>
      <text:p text:style-name="P18"/>
      <text:p text:style-name="P18">Mon July 8, 2019 <text:span text:style-name="T1">5 miles <text:s/></text:span></text:p>
      <text:p text:style-name="P18">I ran with 11 other runners on the high school track.</text:p>
      <text:p text:style-name="P18"><text:span text:style-name="T1">warm up:</text:span> 1 mile in 9:37, rest 45s, 1 mile in 10:02, rest about 4 minutes</text:p>
      <text:p text:style-name="P18"><text:span text:style-name="T1">Run:</text:span> <text:s/>1 x 200m, 1 x 400m, 1 x 800m, 1 x 1200m, 1 x 200m,</text:p>
      <text:p text:style-name="P18">Times: 55s, 1:52, 3:57, 6:00 </text:p>
      <text:p text:style-name="P18">We jogged 200m after the first and last runs and 400m after all the others.</text:p>
      <text:p text:style-name="P22">Warm down: <text:span text:style-name="T2">400m jog.</text:span></text:p>
      <text:p text:style-name="P18"/>
      <text:p text:style-name="P22"><text:span text:style-name="T2">Tues July 9, 2019 </text:span>5 miles<text:span text:style-name="T2"> <text:s/></text:span></text:p>
      <text:p text:style-name="P18">I walked and ran 5 miles on slightly hilly roads and averaged 11:53/mile. </text:p>
      <text:p text:style-name="P18">I walked about a minute at the beginning of each ½ mile.</text:p>
      <text:p text:style-name="P18"/>
      <text:p text:style-name="P18">Wed July 10, 2019 <text:span text:style-name="T1">7.25 miles</text:span></text:p>
      <text:p text:style-name="P18"><text:span text:style-name="T1">In the morning </text:span>I walked and ran 4 miles on the high school track. I walked about 110 yards at the beginning of each half mile and averaged 10:57/mile.</text:p>
      <text:p text:style-name="P18">Walking pace: about 15:00/mile, Running pace about 10:20/mile</text:p>
      <text:p text:style-name="P18"><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8">Thur July 11, 2019 <text:s/><text:span text:style-name="T1">3 miles </text:span></text:p>
      <text:p text:style-name="P18">I ran and walked 3 miles on a treadmill. <text:s/>I walked 0.1 miles at the end of each half mile and averaged 10:57/mile. Running pace: 10:00/mi, Walking pace: 15:00/mi </text:p>
      <text:p text:style-name="P18"/>
      <text:p text:style-name="P18">Fri July 12, 2019 <text:span text:style-name="T1">4.5 miles</text:span> </text:p>
      <text:p text:style-name="P18">I ran 4 miles on hilly roads averaging 9:50/mile then I jogged 0.4 miles</text:p>
      <text:p text:style-name="P1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4"><text:soft-page-break/>Sat July 27, 2019 <text:span text:style-name="T1">5 miles</text:span> <text:s/></text:p>
      <text:p text:style-name="P24">I ran and walked 5 miles on hilly roads and averaged about 11:30/mile.</text:p>
      <text:p text:style-name="P24"/>
      <text:p text:style-name="P24">Sun July 28, 2019 <text:span text:style-name="T1">no running</text:span> </text:p>
      <text:p text:style-name="P24"/>
      <text:p text:style-name="P44">Mon July 29, 2019 <text:span text:style-name="T1">4.3 miles</text:span></text:p>
      <text:p text:style-name="P44">I ran with our running group on the Greendale Cemetery 510 meter loop.</text:p>
      <text:p text:style-name="P45">warm up: <text:span text:style-name="T2">1.3 miles</text:span></text:p>
      <text:p text:style-name="P45">Run: <text:span text:style-name="T2">1 x 200m (54s mainly downhill) and jog 300m</text:span></text:p>
      <text:p text:style-name="P46">5 x 510m with about a 300m jog between the runs</text:p>
      <text:p text:style-name="P46">My times: 2:34, 2:34, 2:29, 2:30, 2:21</text:p>
      <text:p text:style-name="P45">Warm down:<text:span text:style-name="T2"> 510m jog</text:span></text:p>
      <text:p text:style-name="P46"/>
      <text:p text:style-name="P45"><text:span text:style-name="T2">Tues July 30, 2019 </text:span>no running</text:p>
      <text:p text:style-name="P46"/>
      <text:p text:style-name="P44">Wed July 31, 2019 <text:span text:style-name="T1">5 miles</text:span></text:p>
      <text:p text:style-name="P44">I ran with our running group on the Greendale Cemetery 510 meter loop.</text:p>
      <text:p text:style-name="P45">warm up: <text:span text:style-name="T2">1 mile in 9:50, rest 2 minutes, 1 mile in 10:45, rest 7 minutes </text:span></text:p>
      <text:p text:style-name="P45">Run: <text:span text:style-name="T2">1 x 200m (54s mainly downhill) and jog 300m</text:span></text:p>
      <text:p text:style-name="P46">5 x 510m with about a 300m jog between the runs</text:p>
      <text:p text:style-name="P46">My times: 2:37, 2:29, 2:22, 2:24, 2:21</text:p>
      <text:p text:style-name="P45">Warm down:<text:span text:style-name="T2"> 510m jog</text:span></text:p>
      <text:p text:style-name="P46"/>
      <text:p text:style-name="P24">Thur Aug 1, 2019 <text:span text:style-name="T1">5 miles</text:span> <text:s/></text:p>
      <text:p text:style-name="P24">I walked and ran 5 miles on slightly hilly roads and averaged 11:20/mile. <text:s/>I walked about 6 minutes total during 4 walks. </text:p>
      <text:p text:style-name="P24"/>
      <text:p text:style-name="P24">Fri Aug 2, 2019 <text:span text:style-name="T1">6 miles</text:span> <text:s/></text:p>
      <text:p text:style-name="P24">I ran 4 miles on hilly roads and averaged 10:04/mile.</text:p>
      <text:p text:style-name="P24">After about 2 hours I walked and ran 2 miles on hilly roads.</text:p>
      <text:p text:style-name="P24"/>
      <text:p text:style-name="P25">In the last week: 25.3 miles</text:p>
      <text:p text:style-name="P25"/>
      <text:p text:style-name="P25"/>
      <text:p text:style-name="P25"/>
      <text:p text:style-name="P26"><text:soft-page-break/>Sat Aug 3, 2019 <text:span text:style-name="T1">5.8 miles</text:span></text:p>
      <text:p text:style-name="P26">I ran with our running group in Greendale Cemetery. <text:s/></text:p>
      <text:p text:style-name="P27">warm up: <text:s/><text:span text:style-name="T2">1.3 miles</text:span></text:p>
      <text:p text:style-name="P27">Run:<text:span text:style-name="T2"> 3 x 1.5 miles: The 1.5 mile course went up, down, up and down on the cemetery main road. <text:s/>There was a total ascent of 176 feet over the 1.5 miles. <text:s/>We rested about 4 minutes after the first and second runs.</text:span></text:p>
      <text:p text:style-name="P26">Times and paces for the runs: 15:11 (10:07/mile), 13:50 (9:13/mile), 13:04 (8:43/mi)</text:p>
      <text:p text:style-name="P26"/>
      <text:p text:style-name="P27"><text:span text:style-name="T2">Sun Aug 4, 2019 </text:span>no running<text:span text:style-name="T2"> <text:s/></text:span></text:p>
      <text:p text:style-name="P26"/>
      <text:p text:style-name="P26">Mon Aug 5, 2019 <text:s/><text:span text:style-name="T1">6.9 miles</text:span></text:p>
      <text:p text:style-name="P26">In the morning I ran 1 mile on a hill with a 250 foot ascent and no descent.</text:p>
      <text:p text:style-name="P26">In the afternoon I ran with our running group on the Greendale Cemetery loop.</text:p>
      <text:p text:style-name="P26"><text:span text:style-name="T1">warm up:</text:span> <text:s/>2.25 miles and rest about 8 minutes</text:p>
      <text:p text:style-name="P26"><text:span text:style-name="T1">Runs and my times:</text:span> </text:p>
      <text:p text:style-name="P26">1x255 m (½ loop = 255 m), 74s </text:p>
      <text:p text:style-name="P26">1x510 m (1 loop = 510 m), <text:s/>2:34 </text:p>
      <text:p text:style-name="P26">1x765 m (1.5 loops =765 m), 4:00</text:p>
      <text:p text:style-name="P26">1x765 m, 3:41 </text:p>
      <text:p text:style-name="P26">1x510 m, 2:21 </text:p>
      <text:p text:style-name="P26">1x255 m, 62s</text:p>
      <text:p text:style-name="P26">We jogged about 255m between the runs.</text:p>
      <text:p text:style-name="P26"><text:span text:style-name="T1">Warm down: </text:span>700m</text:p>
      <text:p text:style-name="P26"/>
      <text:p text:style-name="P26">Tues Aug 6, 2019 <text:span text:style-name="T1">4 miles</text:span></text:p>
      <text:p text:style-name="P26">I ran 4 miles on hilly roads and averaged 9:40/mi.</text:p>
      <text:p text:style-name="P26"/>
      <text:p text:style-name="P26">Wed Aug 7, 2019 <text:s/><text:span text:style-name="T1">5 miles</text:span></text:p>
      <text:p text:style-name="P26">I ran with our running group on the Greendale Cemetery loop.</text:p>
      <text:p text:style-name="P26"><text:span text:style-name="T1">warm up:</text:span> <text:s/>2.5 miles including 200m in 55s</text:p>
      <text:p text:style-name="P26"><text:span text:style-name="T1">Runs and my times:</text:span> </text:p>
      <text:p text:style-name="P26">1x255 m (½ loop = 255 m), 67s </text:p>
      <text:p text:style-name="P26">1x510 m (1 loop = 510 m), <text:s/>2:26 </text:p>
      <text:p text:style-name="P26">1x765 m (1.5 loops =765 m), 3:50</text:p>
      <text:p text:style-name="P26">We jogged about 255m after each run.</text:p>
      <text:p text:style-name="P26"><text:span text:style-name="T1">Warm down: </text:span>1.25 miles</text:p>
      <text:p text:style-name="P26"/>
      <text:p text:style-name="P26">Thur Aug 8, 2019 <text:span text:style-name="T1">no running</text:span></text:p>
      <text:p text:style-name="P18"><text:span text:style-name="T7">Fri Aug 9, 2019 </text:span><text:span text:style-name="T8">no running</text:span></text:p>
      <text:p text:style-name="P27">In the past week: 21.7 miles</text:p>
      <text:p text:style-name="P27"><text:soft-page-break/></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 up:</text:span> 3 miles at about 10:30/mile and rest 2 minutes.</text:p>
      <text:p text:style-name="P15">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5">Warm down: <text:span text:style-name="T2">510 meters</text:span></text:p>
      <text:p text:style-name="P11"/>
      <text:p text:style-name="P15"><text:span text:style-name="T2">Tues Aug 13, 2019 </text:span>no running</text:p>
      <text:p text:style-name="P15"/>
      <text:p text:style-name="P11">Wed <text:s/>Aug 14, 2019 <text:span text:style-name="T1">6 miles</text:span></text:p>
      <text:p text:style-name="P11">I ran with our running group on the Greendale Cemetery 510 meter loop.</text:p>
      <text:p text:style-name="P11"><text:span text:style-name="T1">warm up:</text:span> 2 miles at about 11:00/mile and rest a few minutes.</text:p>
      <text:p text:style-name="P15">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5">Warm down: <text:span text:style-name="T2">510 meters</text:span></text:p>
      <text:p text:style-name="P11"/>
      <text:p text:style-name="P15"><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5">In the past week: 30.6 miles </text:p>
      <text:p text:style-name="P15"/>
      <text:p text:style-name="P15"/>
      <text:p text:style-name="P15"><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5"/>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5">warm up: <text:s/><text:span text:style-name="T2">2 miles at about 11:00/mile and rest a few minutes</text:span></text:p>
      <text:p text:style-name="P15">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5">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6"><text:soft-page-break/>Sat Aug 31, 2019 <text:span text:style-name="T1">8 miles </text:span></text:p>
      <text:p text:style-name="P26">I ran the<text:span text:style-name="T1"> </text:span>Stop, Drop and Run 10K Run that started and finished at the Barnegat Municipal Dock in Barnegat, NJ</text:p>
      <text:p text:style-name="P27">warm up: <text:span text:style-name="T2">2 miles at various paces</text:span></text:p>
      <text:p text:style-name="P27">Run:<text:span text:style-name="T2"> After the halfway point I passed about 5 runners and came in 14</text:span><text:span text:style-name="T5">th</text:span><text:span text:style-name="T2"> out of 41 runners. <text:s/>Final time and average pace: 53:58 (8:41/mile)</text:span></text:p>
      <text:p text:style-name="P26">Mile splits: 8:58, 8:49, 8:43, 8:31, 8:40, 8:30</text:p>
      <text:p text:style-name="P26"/>
      <text:p text:style-name="P27"><text:span text:style-name="T2">Sun Sept 1, 2019 <text:s/></text:span>no running </text:p>
      <text:p text:style-name="P26">We drove home 460 miles.</text:p>
      <text:p text:style-name="P26"/>
      <text:p text:style-name="P26">Mon Sept 2, 2019 <text:span text:style-name="T1">5 miles</text:span> <text:s/></text:p>
      <text:p text:style-name="P26">I ran 5 miles out and back on hilly roads and averaged 10:35/mile. The sum of all the ascents along the course is about 380 feet.</text:p>
      <text:p text:style-name="P26"/>
      <text:p text:style-name="P26">Tues Sept 3, 2019 <text:span text:style-name="T1">1 mile</text:span> </text:p>
      <text:p text:style-name="P26">I jogged ½ mile to the Wise Center. <text:s/>At center I used weight machines for a full body workout. Then I jogged ½ mile home.</text:p>
      <text:p text:style-name="P26"/>
      <text:p text:style-name="P26">Wed Sept 4, 2019 <text:span text:style-name="T1">6.5 miles</text:span></text:p>
      <text:p text:style-name="P26">I ran on the Greendale Cemetery loop with 4 other runners.</text:p>
      <text:p text:style-name="P27">warm up: <text:s text:c="2"/><text:span text:style-name="T2">0.3 mile jog to the cemetery</text:span></text:p>
      <text:p text:style-name="P26">2 miles on the 510 meter loop averaging about 10:25/mile</text:p>
      <text:p text:style-name="P26">a few minute rest and then a 510 meter jog followed by a few minute rest</text:p>
      <text:p text:style-name="P27">Run:<text:span text:style-name="T2"> <text:s/>1 x 200m, Time: 57s, <text:s/>jog 200m </text:span></text:p>
      <text:p text:style-name="P26">2 x 510m, Times: 2:43, 2:38, jog 300m after each</text:p>
      <text:p text:style-name="P26">2 x 1020m, Times: (2:40+2:34) = 5:14, (2:31+2:26) = 4:57, jog 510m after each</text:p>
      <text:p text:style-name="P26">1 x 510m, Time: 2:15.8, jog 510m</text:p>
      <text:p text:style-name="P26">Running got easier for me as I ran. That's why my times got faster as I ran. <text:s/>That's also why I need to take a long warm up before racing and running intervals.</text:p>
      <text:p text:style-name="P26">Note: 1020m in 4:57 is 7:49/mile, <text:s/>510m in 2:15.8 is 7:07/mile <text:s/></text:p>
      <text:p text:style-name="P26"/>
      <text:p text:style-name="P26">Thurs <text:s/>Sept 5, 2019 <text:span text:style-name="T1">1 mile</text:span> </text:p>
      <text:p text:style-name="P26">I jogged ½ mile to the Wise Center. <text:s/>At the center I used weight machines for about 20 minutes for a full body workout. Then I jogged ½ mile home. <text:s/></text:p>
      <text:p text:style-name="P26"/>
      <text:p text:style-name="P26">Fri Sept 6, 2019 <text:span text:style-name="T1">4.5 miles</text:span></text:p>
      <text:p text:style-name="P26">I ran 4.5 miles on hilly roads and averaged 9:02/mile. The last ½ mile was in 4:00.</text:p>
      <text:p text:style-name="P26"/>
      <text:p text:style-name="P27">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5">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 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 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5">In the past week: 17.8 miles</text:p>
      <text:p text:style-name="P11"/>
      <text:p text:style-name="P11"/>
      <text:p text:style-name="P11"/>
      <text:p text:style-name="P11"/>
      <text:p text:style-name="P28"><text:soft-page-break/>Sat Sept 14, 2019 <text:span text:style-name="T1">3 miles</text:span> <text:s/></text:p>
      <text:p text:style-name="P28">I ran 3 miles on a sidewalk that went along the Pacific Ocean shoreline in </text:p>
      <text:p text:style-name="P28">La Jolla Ca.</text:p>
      <text:p text:style-name="P28"/>
      <text:p text:style-name="P28">Sun Sept 15, 2019 <text:span text:style-name="T1">no running</text:span></text:p>
      <text:p text:style-name="P29"/>
      <text:p text:style-name="P29"><text:span text:style-name="T2">Mon Sept 16, 2019 </text:span>no running </text:p>
      <text:p text:style-name="P28">We flew home.</text:p>
      <text:p text:style-name="P28"/>
      <text:p text:style-name="P28">Tues Sept 17, 2019 <text:span text:style-name="T1">4 miles</text:span></text:p>
      <text:p text:style-name="P28">I walked 4 x ¼ mile during the 4 miles and averaged 12:15/mile. <text:s/>The ratio of walking to running distances was 1/3. </text:p>
      <text:p text:style-name="P28"/>
      <text:p text:style-name="P28">Wed Sept 18, 2019 <text:span text:style-name="T1">5 miles </text:span></text:p>
      <text:p text:style-name="P28">I walked and ran 5 miles on hilly roads and grass and averaged 13:30/mile.</text:p>
      <text:p text:style-name="P28"/>
      <text:p text:style-name="P29">I am thinking about walk/run routines I could use in a long run.</text:p>
      <text:p text:style-name="P29"/>
      <text:p text:style-name="P28">Thurs <text:s/>Sept 19, 2019 <text:span text:style-name="T1">5 miles </text:span></text:p>
      <text:p text:style-name="P28">I walked and ran 5 miles on hilly roads and averaged 13:00/mile.</text:p>
      <text:p text:style-name="P28"/>
      <text:p text:style-name="P28">Fri <text:s/>Sept 20, 2019 <text:span text:style-name="T1">5 miles </text:span></text:p>
      <text:p text:style-name="P28">I walked and ran 5 miles on hilly roads and averaged 13:15/mile.</text:p>
      <text:p text:style-name="P28"/>
      <text:p text:style-name="P28"/>
      <text:p text:style-name="P28"/>
      <text:p text:style-name="P29">In the past week: 22 miles</text:p>
      <text:p text:style-name="P29"/>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2584340713822662815" text:style-name="L2">
        <text:list-item>
          <text:list>
            <text:list-header>
              <text:p text:style-name="P48">1.75 mile warm up at about 10:00/mile and rest a few minutes</text:p>
              <text:p text:style-name="P48">1 x 200, 4 x 400, 1 x 200 with about a 350m jog after each run. <text:s/></text:p>
              <text:p text:style-name="P48">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 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6">Warm down: <text:span text:style-name="T2">rest a few minutes and jog 1 mile home</text:span></text:p>
      <text:p text:style-name="P16">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6">Warm down: <text:span text:style-name="T2">After talking for a while I jogged ½ mile home.</text:span></text:p>
      <text:p text:style-name="P12"/>
      <text:p text:style-name="P16"><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 up:</text:span> 2 miles in 10:15 + 9:34 = 19:49 and rest a few minutes</text:p>
      <text:p text:style-name="P16">Run: <text:s/><text:span text:style-name="T2">2 x 200m, 6 x 400m with a 200m jog after each. <text:s/></text:span></text:p>
      <text:p text:style-name="P12">Times: 58s, 1:02, 2:02, 2:00, 2:02, 1:54, 2:02, 1:59</text:p>
      <text:p text:style-name="P16">Warm down: <text:span text:style-name="T2">jog</text:span> <text:span text:style-name="T2">600m </text:span></text:p>
      <text:p text:style-name="P12"/>
      <text:p text:style-name="P16"><text:span text:style-name="T2">Tues Oct 1, 2019 </text:span>5 miles<text:span text:style-name="T2"> </text:span></text:p>
      <text:p text:style-name="P12">I walked and ran 5 miles on hilly roads and averaged 13:00/mile.</text:p>
      <text:p text:style-name="P12"/>
      <text:p text:style-name="P16"><text:span text:style-name="T2">Wed Oct 2, 2019 </text:span>4.75 miles<text:span text:style-name="T2"> <text:s text:c="2"/></text:span></text:p>
      <text:p text:style-name="P12">I ran on the high school track with 6 other runners.</text:p>
      <text:p text:style-name="P16">warm up: <text:s/><text:span text:style-name="T2">2.25 miles at about 10:20/mile, 1 x 200 in 64s, and jog 200m</text:span></text:p>
      <text:p text:style-name="P16">Run: <text:span text:style-name="T2">2 miles in 16:11, Splits: 8:12, 7:59</text:span></text:p>
      <text:p text:style-name="P16">warm down: <text:span text:style-name="T2">400m jog</text:span></text:p>
      <text:p text:style-name="P12"/>
      <text:p text:style-name="P16"><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6">In the past week: 40.35 miles</text:p>
      <text:p text:style-name="P16"/>
      <text:p text:style-name="P16"/>
      <text:p text:style-name="P16"/>
      <text:p text:style-name="P16"><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885278734212308991" text:style-name="L3">
        <text:list-item>
          <text:list>
            <text:list-header>
              <text:p text:style-name="P49">5.5 miles averaging 12:27/mile</text:p>
              <text:p text:style-name="P49">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6">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6"/>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6">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30"><text:soft-page-break/>I signed up for the Erie Endurance Run next Saturday October 19. <text:s/>I am not going to run too much leading up to that event.</text:p>
      <text:p text:style-name="P30"/>
      <text:p text:style-name="P31">Sat Oct 12, 2019 <text:span text:style-name="T1">no running</text:span></text:p>
      <text:p text:style-name="P31"/>
      <text:p text:style-name="P31">Sun Oct 13, 2019 <text:span text:style-name="T1">3</text:span> <text:span text:style-name="T1">miles</text:span> <text:s text:c="2"/></text:p>
      <text:p text:style-name="P31">I ran 3 miles on hilly roads and averaged 11:04/mile.</text:p>
      <text:p text:style-name="P31"/>
      <text:p text:style-name="P31">Mon Oct 14, 2019 <text:span text:style-name="T1">2.5 miles</text:span> <text:s/></text:p>
      <text:p text:style-name="P31">I ran and jogged 2.5 miles</text:p>
      <text:p text:style-name="P31"/>
      <text:p text:style-name="P31">Tues Oct 15, 2019 <text:span text:style-name="T1">no running</text:span> <text:s text:c="2"/></text:p>
      <text:p text:style-name="P31"/>
      <text:p text:style-name="P31">Wed Oct 16, 2019 <text:span text:style-name="T1">2 miles </text:span></text:p>
      <text:p text:style-name="P31">I ran and jogged 2 miles</text:p>
      <text:p text:style-name="P31"/>
      <text:p text:style-name="P31">Thur Oct 17, 2019 <text:span text:style-name="T1">2.5 miles</text:span></text:p>
      <text:p text:style-name="P31">I ran 2.5 miles on the Wise Center indoor track.</text:p>
      <text:p text:style-name="P31">Splits: 10:20, 10:47, 5:29</text:p>
      <text:p text:style-name="P31"/>
      <text:p text:style-name="P31">Fri Oct 18, 2019 <text:span text:style-name="T1">2.5 miles</text:span> </text:p>
      <text:p text:style-name="P31">I ran 2.5 miles on a treadmill at the Wise Center.</text:p>
      <text:p text:style-name="P31"/>
      <text:p text:style-name="P31"/>
      <text:p text:style-name="P30">In the past week: 12.5 miles</text:p>
      <text:p text:style-name="P30"/>
      <text:p text:style-name="P19">Sat Oct 19, 2019 <text:s/><text:span text:style-name="T1">23.1 miles</text:span> </text:p>
      <text:p text:style-name="P1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2"><text:soft-page-break/><text:span text:style-name="T2">Sat Nov 16, 2019 </text:span>5.5 miles <text:s/></text:p>
      <text:p text:style-name="P33">I ran on a Wise Center treadmill.</text:p>
      <text:p text:style-name="P32">Warm up: <text:s/><text:span text:style-name="T2">1 mile in 9:11 at various paces some as fast as 8:35/mile</text:span></text:p>
      <text:p text:style-name="P32">Run:<text:span text:style-name="T2"> 1 x ½ mile, 4 x ¼ mile, 1 x ½ mile. <text:s/>I jogged ¼ mile before each run. The jogging pace was about 12:00/mile.</text:span></text:p>
      <text:p text:style-name="P33">Times for runs: 4:00, 2:00, 2:00 (147bpm), 2:00, 2:00 (148bpm), 4:00 (153bpm)</text:p>
      <text:p text:style-name="P33">The 3 pulse rates given are the pulses at the end of a run.</text:p>
      <text:p text:style-name="P32">Warm down:<text:span text:style-name="T2"> ½ mile in in 6:00. <text:s text:c="2"/></text:span></text:p>
      <text:p text:style-name="P33"/>
      <text:p text:style-name="P32"><text:span text:style-name="T2">Sun Nov 17, 2019 </text:span>no running<text:span text:style-name="T2"> <text:s/></text:span></text:p>
      <text:p text:style-name="P33"/>
      <text:p text:style-name="P32"><text:span text:style-name="T2">Mon Nov 18, 2019 </text:span>6 miles <text:span text:style-name="T2"><text:s/></text:span></text:p>
      <text:p text:style-name="P32">Warm up:<text:span text:style-name="T2"> ½ mile run down to the Wise Center, and a few minute rest </text:span></text:p>
      <text:p text:style-name="P32">Run:<text:span text:style-name="T2"> <text:s/>5 miles in 44:35 or 8:55/mile</text:span></text:p>
      <text:p text:style-name="P33">Mile splits and pulses at the end of each mile:</text:p>
      <text:p text:style-name="P33">9:19 (143 bpm), 9:04 (144 bpm), 8:57 (1:50 bpm), 8:50 (155 bpm), 8:25 (163 bpm)</text:p>
      <text:p text:style-name="P33">The last ¼ mile was in 2:01.</text:p>
      <text:p text:style-name="P32">Warm down:<text:span text:style-name="T2"> ½ mile in about 6:00</text:span></text:p>
      <text:p text:style-name="P33"/>
      <text:p text:style-name="P32"><text:span text:style-name="T2">Tues Nov 19, 2019 </text:span>6.9 miles<text:span text:style-name="T2"> <text:s/></text:span></text:p>
      <text:p text:style-name="P33"><text:span text:style-name="T1">Warm up: </text:span>0.6 miles down to the Wise Center<text:span text:style-name="T1"> </text:span>and 0.05 mile lead into a 6 mile run on a Wise Center treadmill. <text:s text:c="2"/></text:p>
      <text:p text:style-name="P34"><text:span text:style-name="T1">Run:</text:span> 6 miles in 56:50 or 9:28/mile</text:p>
      <text:p text:style-name="P34">Splits and pulses at the end of each mile:</text:p>
      <text:p text:style-name="P33">9:30 (133bpm), 9:22 (137bpm), 9:36 (140bpm), 9:30 (142bpm), 9:23 (144bpm)</text:p>
      <text:p text:style-name="P33">9:29 (145bpm)</text:p>
      <text:p text:style-name="P33"><text:span text:style-name="T1">Warm down:</text:span> <text:s/>1/4 mile in about 2:40</text:p>
      <text:p text:style-name="P33"/>
      <text:p text:style-name="P33">Wed Nov 20, 2019 <text:s/><text:span text:style-name="T1">no running</text:span> <text:s/></text:p>
      <text:p text:style-name="P33"/>
      <text:p text:style-name="P33">Thur Nov 21, 2019 <text:span text:style-name="T1">2.85 miles</text:span></text:p>
      <text:p text:style-name="P33">I ran on a Wise Center treadmill. </text:p>
      <text:p text:style-name="P33"><text:span text:style-name="T1">Warm up:</text:span> <text:s/>0.1 mile lead into 2 miles, 2 miles in 9:48 and 9:31 and a 4 minutes rest</text:p>
      <text:p text:style-name="P33"><text:span text:style-name="T1">Run: </text:span><text:s/>0.25 miles in about 2:30 and 0.7 miles at 8:00/mile pace.</text:p>
      <text:p text:style-name="P33"><text:span text:style-name="T1">Warm down:</text:span> ½ mile in 6:00</text:p>
      <text:p text:style-name="P33"/>
      <text:p text:style-name="P33">Fri Nov 22, 2019 <text:span text:style-name="T1">5.3 miles</text:span></text:p>
      <text:p text:style-name="P33">I ran on a Wise Center treadmill <text:s/></text:p>
      <text:p text:style-name="P33"><text:span text:style-name="T1">Warm up: </text:span><text:s/>0.05 mile lead into 2 miles, 2 miles in 9:31 and 9:01 and a 4 minutes rest</text:p>
      <text:p text:style-name="P33"><text:span text:style-name="T1">Run:</text:span> <text:s/>6 x ¼ mile in 2:00 with a ¼ mile jog before each run in about 3:00.</text:p>
      <text:p text:style-name="P33">Pulses at the end of each run: ?, 150, 151, 152, 150, 153</text:p>
      <text:p text:style-name="P33"><text:span text:style-name="T1">Warm down: </text:span><text:s/>¼ mile in about 2:30</text:p>
      <text:p text:style-name="P33"><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2">In the last week: 21 miles</text:p>
      <text:p text:style-name="P32"/>
      <text:p text:style-name="P32"/>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3"><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0"><text:soft-page-break/>Sat Dec 7, 2019<text:span text:style-name="T1"> 4.5 miles </text:span></text:p>
      <text:p text:style-name="P20">I ran on a course that had rolling hills but it wasn't the same one as yesterday.</text:p>
      <text:p text:style-name="P20"><text:span text:style-name="T1">Warm up:</text:span> <text:s/>¼ mile jog</text:p>
      <text:p text:style-name="P23">Run: <text:span text:style-name="T2">4 miles in 39:01 or 9:45/mile</text:span></text:p>
      <text:p text:style-name="P20">Splits: 10:11, 9:45, 9:55, 9:10</text:p>
      <text:p text:style-name="P20"><text:span text:style-name="T1">Warm down:</text:span> <text:s/>¼ mile jog</text:p>
      <text:p text:style-name="P20"/>
      <text:p text:style-name="P20">Sun Dec 8, 2019 <text:span text:style-name="T1">no running</text:span> <text:s text:c="2"/></text:p>
      <text:p text:style-name="P20"/>
      <text:p text:style-name="P20">Mon Dec 9, 2019 <text:span text:style-name="T1">3.6 miles</text:span> <text:s/></text:p>
      <text:p text:style-name="P20">I ran on a treadmill in the Country Inn in California MD.</text:p>
      <text:p text:style-name="P20"><text:span text:style-name="T1">Run:</text:span> 3.6 miles</text:p>
      <text:p text:style-name="P20">Approximate splits and pulses: </text:p>
      <text:p text:style-name="P20">9:45 (?), 9:30 (143 bpm), 9:00 (156 bpm)</text:p>
      <text:p text:style-name="P23">Warm down: <text:s/><text:span text:style-name="T2">0.6 miles at about 9:55/mile pace</text:span></text:p>
      <text:p text:style-name="P20"/>
      <text:p text:style-name="P23"><text:span text:style-name="T2">Tues Dec 10, 2019</text:span> 4.9 miles </text:p>
      <text:p text:style-name="P20">I ran the same course as thee days ago with rolling hills. </text:p>
      <text:p text:style-name="P20"><text:span text:style-name="T1">Warm up:</text:span> <text:s/>¼ mile jog</text:p>
      <text:p text:style-name="P23">Run: <text:span text:style-name="T2">4 miles in 37:18 or 9:20/mile</text:span></text:p>
      <text:p text:style-name="P20">Splits and pulses: 9:42(?), 9:30 (106 bpm), 9:30 (143 bpm), 8:37 (165 bpm)</text:p>
      <text:p text:style-name="P20"><text:span text:style-name="T1">Warm down:</text:span> <text:s/>0.65 mile jog</text:p>
      <text:p text:style-name="P20"/>
      <text:p text:style-name="P20">Wed Dec 11, 2019 <text:span text:style-name="T1">3.25 miles</text:span> <text:s/></text:p>
      <text:p text:style-name="P20"><text:span text:style-name="T1">Run: </text:span><text:s/>I ran 3 miles on slightly rolling sidewalks and roads in California MD.</text:p>
      <text:p text:style-name="P20">Time: 31:45, or 10:35/mile Splits: 11:19, 10:40, 9:46</text:p>
      <text:p text:style-name="P20"><text:span text:style-name="T1">Warm down:</text:span> ¼ mile in about 3:00</text:p>
      <text:p text:style-name="P20"/>
      <text:p text:style-name="P20">Thur Dec 12, 2019 <text:span text:style-name="T1">no running</text:span>, We drove 400 miles home.</text:p>
      <text:p text:style-name="P20"/>
      <text:p text:style-name="P20">Fri Dec 13, 2019 <text:span text:style-name="T1">4.85 miles</text:span> <text:s text:c="2"/></text:p>
      <text:p text:style-name="P20">I ran in the Wise Center.</text:p>
      <text:p text:style-name="P20"><text:span text:style-name="T1">Run:</text:span> <text:s/>On the indoor track: I ran 1 mile in 8:45. Final pulse: 151 bpm, rest 8:00</text:p>
      <text:p text:style-name="P20">On a treadmill: 4 x ¼ mile and 1 x 0.6 miles. The pace for all the runs was 8:00/mile. <text:s/>I jogged ¼ mile before each run in about 3:00.</text:p>
      <text:p text:style-name="P20"><text:span text:style-name="T1">Warm down:</text:span> <text:s/>¼ in 3:00</text:p>
      <text:p text:style-name="P4"/>
      <text:p text:style-name="P4">In the last week: 21.1 miles</text:p>
      <text:p text:style-name="P2"><text:tab/><text:tab/><text:tab/><text:tab/><text:tab/></text:p>
      <text:p text:style-name="P33"><text:soft-page-break/><text:span text:style-name="T10">Sat Dec 14, 2019 </text:span><text:span text:style-name="T11">no running</text:span></text:p>
      <text:p text:style-name="P2"/>
      <text:p text:style-name="P33"><text:span text:style-name="T10">Sun Dec 15, 2019 </text:span><text:span text:style-name="T11">no running</text:span><text:span text:style-name="T10"> <text:s text:c="2"/></text:span></text:p>
      <text:p text:style-name="P2"/>
      <text:p text:style-name="P33"><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3"><text:span text:style-name="T10">Tues Dec 17, 2019 </text:span><text:span text:style-name="T11">6.35 miles</text:span><text:span text:style-name="T10"> <text:s/></text:span></text:p>
      <text:p text:style-name="P2">I ran on a Wise Center treadmill.</text:p>
      <text:p text:style-name="P33"><text:span text:style-name="T11">Warm up:</text:span><text:span text:style-name="T10"> 1 mile in about 9:35 and rest 5 minutes</text:span></text:p>
      <text:p text:style-name="P33"><text:span text:style-name="T11">Run:</text:span><text:span text:style-name="T10"> 0.1 mile lead into a 5 mile run in 47:56 or 9:35/mile</text:span></text:p>
      <text:p text:style-name="P2">Mile splits and pulses at the end of each mile:</text:p>
      <text:p text:style-name="P20">9:13 (143 bpm), 9:24 (143 bpm), 9:35 (143 bpm), 9:45 (143 bpm), 9:58 (143 bpm)</text:p>
      <text:p text:style-name="P20"/>
      <text:p text:style-name="P20">Wed Dec 18, 2019 <text:span text:style-name="T1">no running</text:span> </text:p>
      <text:p text:style-name="P20"/>
      <text:p text:style-name="P20">Thur Dec 19, 2019 <text:span text:style-name="T1">4 miles</text:span> <text:s/></text:p>
      <text:p text:style-name="P20">I ran on a Wise Center treadmill</text:p>
      <text:p text:style-name="P20"><text:span text:style-name="T1">Warm up:</text:span> <text:s/>2 miles in 9:45 + 9:15 = 19:00, final pulse: 145 bpm, rest 4:00</text:p>
      <text:p text:style-name="P23">Run: <text:s/><text:span text:style-name="T2">0.25 mile lead into a 1.25 mile run at 8:00/mile pace</text:span></text:p>
      <text:p text:style-name="P21">Final pulse: 164 bpm </text:p>
      <text:p text:style-name="P23">Warm down:<text:span text:style-name="T2"> ½ mile in 5:30</text:span></text:p>
      <text:p text:style-name="P20">On Nov 21, 2019 I had a similar workout but stopped after 0.7 miles at 8:00/mile pace because I was pushing too hard. <text:s/>Today I could have kept running beyond 1.25 miles at that same pace.</text:p>
      <text:p text:style-name="P20"/>
      <text:p text:style-name="P20">Fri Dec 20, 2019 <text:span text:style-name="T1">4 miles</text:span> <text:s/></text:p>
      <text:p text:style-name="P20">I ran on a Wise Center treadmill</text:p>
      <text:p text:style-name="P20"><text:span text:style-name="T1">Warm up:</text:span> <text:s/>2.25 miles. The warm up included 2.15 miles at an average pulse of 9:30/mile. Final pace: 8:57/mile, final pulse: 145 bpm, rest 4:00</text:p>
      <text:p text:style-name="P23">Run: <text:s/><text:span text:style-name="T2">0.25 mile lead into a 1 mile run at 8:00/mile pace</text:span></text:p>
      <text:p text:style-name="P21">Final pulse: 160 bpm </text:p>
      <text:p text:style-name="P23">Warm down:<text:span text:style-name="T2"> ½ mile in about 5:30</text:span></text:p>
      <text:p text:style-name="P23"><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3"><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3"><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3"><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3"><text:span text:style-name="T12">Wed Dec 25, 2019 </text:span><text:span text:style-name="T10">no running</text:span><text:span text:style-name="T12"> <text:s/></text:span></text:p>
      <text:p text:style-name="P2"/>
      <text:p text:style-name="P23"><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3"><text:span text:style-name="T10">Warm up:</text:span><text:span text:style-name="T12"> 1 mile in 9:25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3"><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3"><text:span text:style-name="T10">Warm up:</text:span><text:span text:style-name="T12"> 1 mile in 9:20 going faster as I ran and rest about 5:00</text:span></text:p>
      <text:p text:style-name="P23"><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7"><text:span text:style-name="T2">Sat Jan 4, 2020 <text:s/></text:span>2.25 miles<text:span text:style-name="T2"><text:tab/></text:span></text:p>
      <text:p text:style-name="P17">Run:<text:span text:style-name="T2"> I ran 1 mile out and 1 mile back on hilly Limber Rd. <text:s/>After the first mile I rested about 2:00. Times: 10:21 and 8:28</text:span></text:p>
      <text:p text:style-name="P17">Warm down:<text:span text:style-name="T2"><text:tab/>¼ mile jog</text:span></text:p>
      <text:p text:style-name="P14"/>
      <text:p text:style-name="P17"><text:span text:style-name="T2">Sun Jan 5, 2020 </text:span>no running,<text:span text:style-name="T2"> I am experiencing a reaction to a shingle shot.</text:span></text:p>
      <text:p text:style-name="P14"/>
      <text:p text:style-name="P17"><text:span text:style-name="T2">Mon Jan 6, 2020 </text:span>4 miles<text:span text:style-name="T2"> <text:s/></text:span></text:p>
      <text:p text:style-name="P14">I ran 4 miles on a Wise Center treadmill.</text:p>
      <text:p text:style-name="P14">Splits and pulses at the end of each mile:</text:p>
      <text:p text:style-name="P14">10:00 (124 bpm), 9:30 (139), 9:01 (152), 10:00 (146)</text:p>
      <text:p text:style-name="P14"/>
      <text:p text:style-name="P14">Tues Jan 7, 2020 <text:span text:style-name="T1">4.25 miles</text:span> </text:p>
      <text:p text:style-name="P14">I ran on a Wise Center treadmill.</text:p>
      <text:p text:style-name="P14"><text:span text:style-name="T1">Warm up:</text:span> <text:s/>1 mile in 9:22 and rest about 4:00</text:p>
      <text:p text:style-name="P14"><text:span text:style-name="T1">Run:</text:span> <text:s/>3 x ¼ mile and 1 x ½ mile, all at 8:00/mile pace, before each run I jogged ¼ mile</text:p>
      <text:p text:style-name="P14"><text:span text:style-name="T1">Warm down:</text:span> rest 10 minutes and 1 mile on the indoor track in 9:45</text:p>
      <text:p text:style-name="P14"/>
      <text:p text:style-name="P14">Wed Jan 8, 2020 <text:span text:style-name="T1">no running</text:span> <text:s/></text:p>
      <text:p text:style-name="P14"/>
      <text:p text:style-name="P14">Thur Jan 9, 2020 <text:span text:style-name="T1">4 miles</text:span> </text:p>
      <text:p text:style-name="P14">I ran on the Wise Center indoor track.</text:p>
      <text:p text:style-name="P17">Warm up:<text:span text:style-name="T2"> 1 mile in 9:26, final pulse: 147</text:span></text:p>
      <text:p text:style-name="P17">Run:<text:span text:style-name="T2"> 6 x ¼ mile with a ¼ mile jog after each run.</text:span></text:p>
      <text:p text:style-name="P14">Times and pulses at the end of each run:</text:p>
      <text:p text:style-name="P14">2:00 (153 bpm), 1:58 (155), 2:00 (158), 1:59 (1:60), 1:58 <text:s/>(161), 1:52.1 (163)</text:p>
      <text:p text:style-name="P14">The jogs were all about 3:00</text:p>
      <text:p text:style-name="P14"/>
      <text:p text:style-name="P14">Fri Jan 10, 2020 <text:span text:style-name="T1">no running </text:span>We<text:span text:style-name="T1"> </text:span>drove to Pittsburgh and then later to New Alexandria PA.</text:p>
      <text:p text:style-name="P14"/>
      <text:p text:style-name="P17">In the past week: 14.5 miles</text:p>
      <text:p text:style-name="P7"/>
      <text:p text:style-name="P10"/>
      <text:p text:style-name="P35"/>
      <text:p text:style-name="P38"><text:soft-page-break/><text:span text:style-name="T2">Sat</text:span> <text:span text:style-name="T2">Jan 11, 2020 </text:span>3.5 miles<text:span text:style-name="T2"> </text:span></text:p>
      <text:p text:style-name="P40">I ran on a 1 mile loop down and up hill in New Alexandria PA.</text:p>
      <text:p text:style-name="P38">Run: <text:span text:style-name="T2">3 x 1 mile with a 4:00 rest between the runs</text:span></text:p>
      <text:p text:style-name="P40">Times: 9:48, 8:52, 8:29</text:p>
      <text:p text:style-name="P38">Warm down:<text:span text:style-name="T2"> ½ mile jog</text:span></text:p>
      <text:p text:style-name="P40"/>
      <text:p text:style-name="P38"><text:span text:style-name="T2">Sun Jan 12, 2020 </text:span>no running<text:span text:style-name="T2"> <text:s text:c="2"/></text:span></text:p>
      <text:p text:style-name="P40"/>
      <text:p text:style-name="P38"><text:span text:style-name="T2">Mon Jan 13, 2020 <text:s/></text:span>5.5 miles <text:span text:style-name="T2">I ran on a Wise Center treadmill.</text:span></text:p>
      <text:p text:style-name="P38">Warm up: <text:span text:style-name="T2">½ mile down to the Wise Center</text:span></text:p>
      <text:p text:style-name="P38">Run:<text:span text:style-name="T2"> 1.5 miles going faster as I ran. <text:s/>I ended at 8:00/mile pace and averaged 9:02/mile.</text:span></text:p>
      <text:p text:style-name="P40">After resting 4 minutes I ran 6 x ¼ mile with a ¼ mile jog before each run. <text:s/></text:p>
      <text:p text:style-name="P40">Times were all 2:00 for the runs.</text:p>
      <text:p text:style-name="P40">Pulse at the end of each run: 149 bpm, 151, 152, 153, 154, 154</text:p>
      <text:p text:style-name="P40">Pulses at the beginning of each run about: 110 bpm, 115, 116, 122, 124, 121</text:p>
      <text:p text:style-name="P40">The jogs took about 3:00. </text:p>
      <text:p text:style-name="P38">Warm down: <text:span text:style-name="T2">½ mile in about</text:span> <text:span text:style-name="T2">6:00</text:span></text:p>
      <text:p text:style-name="P38"/>
      <text:p text:style-name="P40">Tues Jan 14, 2020 <text:span text:style-name="T1">6.8 miles</text:span> <text:s/>I ran on a Wise Center treadmill.</text:p>
      <text:p text:style-name="P38">Warm up: <text:span text:style-name="T2">½ mile down to the Wise Center</text:span></text:p>
      <text:p text:style-name="P38">Run:<text:span text:style-name="T2"> 6.31 miles in 1 hour or 9:30.5/mile</text:span></text:p>
      <text:p text:style-name="P40">Spits and pulses at the end of each mile:</text:p>
      <text:p text:style-name="P40">9:59 (125bpm), 9:31 (138), 9:00 (148), 8:30 (154), 9:13 (150), 10:48 (143), </text:p>
      <text:p text:style-name="P41">and 0.31 miles in 2:59 </text:p>
      <text:p text:style-name="P41"/>
      <text:p text:style-name="P41">Wed Jan 15, 2020 <text:span text:style-name="T1">2 miles</text:span></text:p>
      <text:p text:style-name="P41">I road a 160 calorie ride on a stationary bike and take this to be roughly equivalent to a 1.5 mile run. <text:s/>Then I walked ½ mile on the indoor track.</text:p>
      <text:p text:style-name="P41"/>
      <text:p text:style-name="P38"><text:span text:style-name="T2">Thur Jan 16, 2020 <text:s/></text:span>6.25 miles <text:s/><text:span text:style-name="T2">I ran on a Wise Center treadmill.</text:span></text:p>
      <text:p text:style-name="P38">Warm up: <text:span text:style-name="T2">½ mile down to the Wise Center</text:span></text:p>
      <text:p text:style-name="P38">Run:<text:span text:style-name="T2"> 1.5 miles going faster as I ran and averaged 9:06/mile.</text:span></text:p>
      <text:p text:style-name="P40">After resting 5 minutes I ran 6 x ¼ mile with a ¼ mile jog before each run. <text:s/></text:p>
      <text:p text:style-name="P40">Times were all 2:00 for the runs.</text:p>
      <text:p text:style-name="P40">Pulse at the end of each run: 146 bpm, 148, 149, 150, 151, 150</text:p>
      <text:p text:style-name="P40">The jogs took about 3:00. </text:p>
      <text:p text:style-name="P38">Warm down: <text:span text:style-name="T2">½ mile in about</text:span> <text:span text:style-name="T2">5:30</text:span></text:p>
      <text:p text:style-name="P40">rested a few minutes, ¾ mile walk on the indoor track <text:s/>with first ½ mile in 7:17</text:p>
      <text:p text:style-name="P41"/>
      <text:p text:style-name="P40">Fri Jan 17, 2020 <text:span text:style-name="T1">7.75 miles</text:span> <text:s/>I ran on a Wise Center treadmill.</text:p>
      <text:p text:style-name="P38">Warm up: <text:span text:style-name="T2">½ mile down to the Wise Center</text:span></text:p>
      <text:p text:style-name="P38">Run:<text:span text:style-name="T2"> 6.50 miles in 1 hour or 9:13.9/mile</text:span></text:p>
      <text:p text:style-name="P40">Spits and pulses at the end of each mile:</text:p>
      <text:p text:style-name="P40">9:38 (125bpm), 9:29 (138), 9:24 (148), 9:16 (154), 9:09 (150), 8:58 (143), </text:p>
      <text:p text:style-name="P41">and 0.50 miles in <text:s/>(2:06 + 2:00) = 4:00 <text:s text:c="4"/><text:span text:style-name="T1"><text:s/>Warm down: </text:span>½ mile 2:45 and <text:s/>½ mile jog home</text:p>
      <text:p text:style-name="P41"/>
      <text:p text:style-name="P39">In past week: 31.8 miles</text:p>
      <text:p text:style-name="P36"><text:soft-page-break/>Sat Jan 18, 2020 <text:span text:style-name="T1">no running</text:span> </text:p>
      <text:p text:style-name="P36"/>
      <text:p text:style-name="P36">Sun Jan 19, 2020 <text:span text:style-name="T1">4.75 miles</text:span></text:p>
      <text:p text:style-name="P36">I ran on a Wise Center treadmill </text:p>
      <text:p text:style-name="P37">Warm up: <text:span text:style-name="T2">1.5 miles averaging 9:10/mile and going faster as I ran and rest about 4 minutes <text:s/></text:span></text:p>
      <text:p text:style-name="P37">Run: <text:span text:style-name="T2"><text:s/>6 x 0.2 miles with a 0.3 mile jog before each run</text:span></text:p>
      <text:p text:style-name="P36">The first 4 runs were at 8:00/mile pace and the last 2 runs were in 7:30/mile pace.</text:p>
      <text:p text:style-name="P36">The jogs were all about 12:00/mile pace.</text:p>
      <text:p text:style-name="P36">Pulses at the end of the runs: 148 bpm, 151, 153, 155, 153, 155</text:p>
      <text:p text:style-name="P37">Warm down: <text:span text:style-name="T2">¼ mile in about 3:00</text:span></text:p>
      <text:p text:style-name="P36"/>
      <text:p text:style-name="P37"><text:span text:style-name="T2">Mon Jan 20, 2020 </text:span>8 miles<text:span text:style-name="T2"> </text:span></text:p>
      <text:p text:style-name="P36">I ran on a Wise Center treadmill.</text:p>
      <text:p text:style-name="P37">Warm up: <text:span text:style-name="T2"><text:s/>1 mile in 9:23 at various paces and rest about 6:00</text:span></text:p>
      <text:p text:style-name="P37">Run: <text:span text:style-name="T2">6.75 miles in 60:12 or 8:55/mile</text:span></text:p>
      <text:p text:style-name="P36">Splits and pulses at the end of each mile:</text:p>
      <text:p text:style-name="P36">9:08 (139 bpm), 8:59 (143), 8:57.3 (147), 8:57.3 (149), 8:57.3 (149), 8:57.3 (150)</text:p>
      <text:p text:style-name="P36">I ran the last 0.75 miles in 6:16 (158) or at a pace of 8:22/mile with the last ¼ mile at 8:00/mile. </text:p>
      <text:p text:style-name="P37">Warm down: <text:span text:style-name="T2">¼ mile in about 3:00</text:span></text:p>
      <text:p text:style-name="P36">Faster workouts are starting to get me in better shape.</text:p>
      <text:p text:style-name="P36"/>
      <text:p text:style-name="P36">Tues Jan 21, 2020 <text:span text:style-name="T1">2 miles</text:span></text:p>
      <text:p text:style-name="P36">I road a 105 calorie ride on a stationary bike and take this to be roughly equivalent to a 1mile run. <text:s/>Then I walked 1 mile on the indoor track.</text:p>
      <text:p text:style-name="P36"/>
      <text:p text:style-name="P36">Wed Jan 22, 2020 <text:span text:style-name="T1">5.5 miles</text:span></text:p>
      <text:p text:style-name="P36">I ran on a Wise Center treadmill. <text:s/></text:p>
      <text:p text:style-name="P36"><text:span text:style-name="T1">Warm up:</text:span> <text:s/>3 miles with incline at 0.5%, Splits: 9:59, 9:31, 9:01, Final pulse:146 bpm, rest 4:00</text:p>
      <text:p text:style-name="P36"><text:span text:style-name="T1">Run:</text:span> Incline at 0%, 1.5 miles at 8:00/mile pace, Final pulse: 163 bpm</text:p>
      <text:p text:style-name="P36"><text:span text:style-name="T1">Warm down:</text:span> ½ mile in about 6:00 and ½ mile jog home</text:p>
      <text:p text:style-name="P36"/>
      <text:p text:style-name="P36">Thur Jan 23, 2020 <text:span text:style-name="T1">no running</text:span></text:p>
      <text:p text:style-name="P36"/>
      <text:p text:style-name="P36">Fri Jan 24, 2020 <text:span text:style-name="T1">6.5 miles</text:span> <text:s/></text:p>
      <text:p text:style-name="P36">I ran on a Wise Center treadmill. <text:s/></text:p>
      <text:p text:style-name="P36"><text:span text:style-name="T1">Warm up:</text:span> <text:s/>3 mile, Approximate splits and pulses at the end of each split: </text:p>
      <text:p text:style-name="P36">10:00 (125 bpm), 9:30 (135), 9:00 (142), rest 4:00</text:p>
      <text:p text:style-name="P36"><text:span text:style-name="T1">Run:</text:span> 3 x ½ <text:s/>mile with ¼ mile jog before each run</text:p>
      <text:p text:style-name="P36">Times and pulses at the end of each run: 3:56.8 (152 bpm), 3:53.8 (156), 3:47.9 (158)</text:p>
      <text:p text:style-name="P36"><text:span text:style-name="T1">Warm down:</text:span> 3/4 miles at about 11:00/mile and ½ mile jog home</text:p>
      <text:p text:style-name="P36"/>
      <text:p text:style-name="P36"><text:span text:style-name="T1">In the past week: </text:span>26.75 miles</text:p>
      <text:p text:style-name="P36"/>
      <text:p text:style-name="P36"/>
      <text:p text:style-name="P36"/>
      <text:p text:style-name="P41"><text:soft-page-break/>Sat Jan 25, 2020 <text:s/><text:span text:style-name="T1">5 miles</text:span> <text:s/></text:p>
      <text:p text:style-name="P41">I ran on a Wise Center treadmill and did a 142 bpm test.</text:p>
      <text:p text:style-name="P41"><text:span text:style-name="T1">Run:</text:span> <text:s/>I ran 5 miles. Splits and pulses at the end of each mile:</text:p>
      <text:p text:style-name="P41">9:34 (133 bpm), 9:03 (142), 9:08 (142), 9:27 (142), 9:37 (142)</text:p>
      <text:p text:style-name="P41">I have done similar tests for years. The following are the rules I will be using for a while for the test. <text:s/></text:p>
      <text:list xml:id="list1459577330527902088" text:style-name="L4">
        <text:list-item>
          <text:p text:style-name="P5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2">Continue adjusting the speed so HR stays near 142. <text:s/>Also continue taking splits for each mile and remembering HR at the end of each mile. <text:s/>Stop running after a mile split goes above 9:30. <text:s/></text:p>
        </text:list-item>
        <text:list-item>
          <text:p text:style-name="P5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1"/>
      <text:p text:style-name="P41">Sun Jan 26, 2020 <text:span text:style-name="T1">6.5 miles</text:span> <text:s/></text:p>
      <text:p text:style-name="P41">I ran on a Wise Center treadmill.</text:p>
      <text:p text:style-name="P41"><text:span text:style-name="T1">Warm up:</text:span> <text:s/>2 miles, Splits and pulses at the end of each mile: 9:29 (129 bpm), 9:00 (139)</text:p>
      <text:p text:style-name="P41"><text:span text:style-name="T1">Run: </text:span><text:s/>8 x ¼ mile with ¼ mile jog before each run. </text:p>
      <text:p text:style-name="P41">Times for runs and pulses at the end of each:</text:p>
      <text:p text:style-name="P41">1:58.4 (145 bpm), 1:58.4 (149), 1:58.4 (150), 1:58.4 (151), 1:56.9 (153), 1:56.9 (153),</text:p>
      <text:p text:style-name="P41">1:56.9 (153), 1:52.5 (155), The jogs were all about 3:00.</text:p>
      <text:p text:style-name="P39">Warm down: <text:span text:style-name="T2">½ mile in about 5:30</text:span></text:p>
      <text:p text:style-name="P41"/>
      <text:p text:style-name="P39"><text:span text:style-name="T2">Mon Jan 27, 2020 </text:span>no running<text:span text:style-name="T2"> <text:s/></text:span></text:p>
      <text:p text:style-name="P41"/>
      <text:p text:style-name="P39"><text:span text:style-name="T2">Tues Jan 28, 2020 </text:span>5.5 miles</text:p>
      <text:p text:style-name="P39">I did a 142 bpm test like I did 3 days ago. </text:p>
      <text:p text:style-name="P41"><text:span text:style-name="T1">Run:</text:span> <text:s/>I ran 5 miles. Splits and pulses at the end of each mile:</text:p>
      <text:p text:style-name="P41">9:29 (135 bpm), 9:59 (143), 9:10 (142), 9:22 (142), 9:37 (142)</text:p>
      <text:p text:style-name="P41">The result was about the same as 3 days ago.</text:p>
      <text:p text:style-name="P39">Warm down:<text:span text:style-name="T2"> ½ mile in about 5:30 </text:span></text:p>
      <text:p text:style-name="P39"><text:span text:style-name="T2"/></text:p>
      <text:p text:style-name="P39"><text:span text:style-name="T2">Wed Jan 29, 2020 </text:span>5.5 miles<text:span text:style-name="T2"> <text:s/></text:span></text:p>
      <text:p text:style-name="P41">I ran on a Wise Center treadmill. <text:s/></text:p>
      <text:p text:style-name="P41"><text:span text:style-name="T1">Warm up:</text:span> 3 miles with incline at 0.5%, Approximate Splits: 10:00, 9:30, 9:00, </text:p>
      <text:p text:style-name="P41">Final pulse:139 bpm, rest 4:00</text:p>
      <text:p text:style-name="P41"><text:span text:style-name="T1">Run:</text:span>Incline at 0%, 2 miles at 8:00/mile pace, </text:p>
      <text:p text:style-name="P41">Pulse at the end of each ½ mile: 151 bpm, 155, 158, 156</text:p>
      <text:p text:style-name="P41"><text:span text:style-name="T1">Warm down:</text:span> ½ mile in about 5:30</text:p>
      <text:p text:style-name="P41"><text:span text:style-name="T2">I ran better today than one week ago , Jan 22,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1-29T13:12:42.84</dc:date>
    <dc:creator>James  Lombardi</dc:creator>
    <meta:editing-duration>P1DT20H38M6S</meta:editing-duration>
    <meta:editing-cycles>244</meta:editing-cycles>
    <meta:generator>OpenOffice/4.1.2$Win32 OpenOffice.org_project/412m3$Build-9782</meta:generator>
    <meta:document-statistic meta:table-count="0" meta:image-count="0" meta:object-count="0" meta:page-count="38" meta:paragraph-count="1013" meta:word-count="11060" meta:character-count="54333"/>
  </office:meta>
</office:document-meta>
</file>